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Characters" style:family="table">
      <style:table-properties style:width="6.925in" table:align="margins"/>
    </style:style>
    <style:style style:name="Characters.A" style:family="table-column">
      <style:table-column-properties style:column-width="3.4625in" style:rel-column-width="32767*"/>
    </style:style>
    <style:style style:name="Characters.B" style:family="table-column">
      <style:table-column-properties style:column-width="3.4625in" style:rel-column-width="32768*"/>
    </style:style>
    <style:style style:name="Characters.A1" style:family="table-cell">
      <style:table-cell-properties style:writing-mode="page"/>
    </style:style>
    <style:style style:name="P1" style:family="paragraph" style:parent-style-name="Table_20_Contents">
      <style:text-properties officeooo:rsid="00168b27" officeooo:paragraph-rsid="0018a82d"/>
    </style:style>
    <style:style style:name="P2" style:family="paragraph" style:parent-style-name="Table_20_Contents">
      <style:text-properties officeooo:paragraph-rsid="0018a82d"/>
    </style:style>
    <style:style style:name="P3" style:family="paragraph" style:parent-style-name="Text_20_body">
      <style:text-properties officeooo:paragraph-rsid="0018a82d"/>
    </style:style>
    <style:style style:name="P4" style:family="paragraph" style:parent-style-name="Heading_20_1">
      <style:text-properties officeooo:rsid="00168b27" officeooo:paragraph-rsid="0018a82d"/>
    </style:style>
    <style:style style:name="P5" style:family="paragraph" style:parent-style-name="Heading_20_2">
      <style:text-properties officeooo:rsid="001932f3" officeooo:paragraph-rsid="001932f3"/>
    </style:style>
    <style:style style:name="P6" style:family="paragraph" style:parent-style-name="Heading_20_3">
      <style:text-properties officeooo:rsid="001932f3" officeooo:paragraph-rsid="001932f3"/>
    </style:style>
    <style:style style:name="P7" style:family="paragraph" style:parent-style-name="Text_20_body" style:list-style-name="List_20_1"/>
    <style:style style:name="P8" style:family="paragraph" style:parent-style-name="Text_20_body" style:list-style-name="List_20_1">
      <style:text-properties officeooo:paragraph-rsid="001932f3"/>
    </style:style>
    <style:style style:name="P9" style:family="paragraph" style:parent-style-name="Text_20_body" style:list-style-name="List_20_1">
      <style:text-properties officeooo:rsid="001932f3" officeooo:paragraph-rsid="001932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racters</text:h>
      <table:table table:name="Characters" table:style-name="Characters">
        <table:table-column table:style-name="Characters.A"/>
        <table:table-column table:style-name="Characters.B"/>
        <table:table-row>
          <table:table-cell table:style-name="Characters.A1" office:value-type="string">
            <text:p text:style-name="P1">Primary Character</text:p>
          </table:table-cell>
          <table:table-cell table:style-name="Characters.A1" office:value-type="string">
            <text:p text:style-name="P1">Coyote: hitman</text:p>
          </table:table-cell>
        </table:table-row>
        <table:table-row>
          <table:table-cell table:style-name="Characters.A1" office:value-type="string">
            <text:p text:style-name="P1">Secondary Characters</text:p>
          </table:table-cell>
          <table:table-cell table:style-name="Characters.A1" office:value-type="string">
            <text:p text:style-name="P2">Joseph and Elizabeth Hailey</text:p>
            <text:p text:style-name="P2">Pastor Hernandez: Dominican pastor</text:p>
            <text:p text:style-name="P2">Matteo Black: businessman</text:p>
            <text:p text:style-name="P2">Hound: hitman</text:p>
            <text:p text:style-name="P2">Misc. church members and locals</text:p>
          </table:table-cell>
        </table:table-row>
      </table:table>
      <text:p text:style-name="P3"/>
      <text:h text:style-name="P5" text:outline-level="2">Primary Character Sketch: Coyote</text:h>
      <text:h text:style-name="P6" text:outline-level="3">Physical Appearance</text:h>
      <text:list xml:id="list3108986032" text:style-name="List_20_1">
        <text:list-item>
          <text:p text:style-name="P8">5’6” tall</text:p>
        </text:list-item>
        <text:list-item>
          <text:p text:style-name="P8">34 years old</text:p>
        </text:list-item>
        <text:list-item>
          <text:p text:style-name="P8">weighs 154 pounds</text:p>
        </text:list-item>
        <text:list-item>
          <text:p text:style-name="P9">small, slightly oblong face</text:p>
        </text:list-item>
        <text:list-item>
          <text:p text:style-name="P9">caramel skin, brown eyes, light eyebrows</text:p>
        </text:list-item>
        <text:list-item>
          <text:p text:style-name="P9">black hair, long, shaggy-like, rough look</text:p>
        </text:list-item>
        <text:list-item>
          <text:p text:style-name="P9">beard and goatee, cut short</text:p>
        </text:list-item>
        <text:list-item>
          <text:p text:style-name="P9">medium stride, firm walk</text:p>
        </text:list-item>
        <text:list-item>
          <text:p text:style-name="P9">fit, athletic build</text:p>
        </text:list-item>
      </text:list>
      <text:h text:style-name="P6" text:outline-level="3">Voice</text:h>
      <text:list xml:id="list173534764769076" text:continue-numbering="true" text:style-name="List_20_1">
        <text:list-item>
          <text:p text:style-name="P8">deep, rough</text:p>
        </text:list-item>
        <text:list-item>
          <text:p text:style-name="P8">speaks evenly</text:p>
        </text:list-item>
        <text:list-item>
          <text:p text:style-name="P8">mimics many accents</text:p>
        </text:list-item>
      </text:list>
      <text:h text:style-name="P6" text:outline-level="3">Good/bad qualities</text:h>
      <text:list xml:id="list173535108180096" text:continue-numbering="true" text:style-name="List_20_1">
        <text:list-item>
          <text:p text:style-name="P8">doesn’t kill innocents</text:p>
        </text:list-item>
        <text:list-item>
          <text:p text:style-name="P8">pays attention to details</text:p>
        </text:list-item>
        <text:list-item>
          <text:p text:style-name="P8">reads and writes a lot</text:p>
        </text:list-item>
        <text:list-item>
          <text:p text:style-name="P8">very adaptable</text:p>
        </text:list-item>
        <text:list-item>
          <text:p text:style-name="P8">likes woodsy areas and animals</text:p>
        </text:list-item>
        <text:list-item>
          <text:p text:style-name="P8">doesn’t talk much</text:p>
        </text:list-item>
      </text:list>
      <text:h text:style-name="P6" text:outline-level="3"><text:soft-page-break/>Personality</text:h>
      <text:list xml:id="list173534081527280" text:continue-numbering="true" text:style-name="List_20_1">
        <text:list-item>
          <text:p text:style-name="P8">quiet, observant</text:p>
        </text:list-item>
        <text:list-item>
          <text:p text:style-name="P8">smiles, rarely grins</text:p>
        </text:list-item>
        <text:list-item>
          <text:p text:style-name="P8">loves jazz music</text:p>
        </text:list-item>
      </text:list>
      <text:h text:style-name="P6" text:outline-level="3">Dress Style</text:h>
      <text:list xml:id="list173534290171164" text:continue-numbering="true" text:style-name="List_20_1">
        <text:list-item>
          <text:p text:style-name="P8">usually wears regular casual clothing</text:p>
        </text:list-item>
        <text:list-item>
          <text:p text:style-name="P8">prefers tennis shoes over sandals</text:p>
        </text:list-item>
        <text:list-item>
          <text:p text:style-name="P8">dresses expensively for formal occasions</text:p>
        </text:list-item>
        <text:list-item>
          <text:p text:style-name="P8">prefers loose wear, to hide weapons</text:p>
        </text:list-item>
      </text:list>
      <text:h text:style-name="P6" text:outline-level="3">Hobbies, habits, peculiarities</text:h>
      <text:list xml:id="list173535487680350" text:continue-numbering="true" text:style-name="List_20_1">
        <text:list-item>
          <text:p text:style-name="P8">likes to “people watch”</text:p>
        </text:list-item>
        <text:list-item>
          <text:p text:style-name="P8">works at hunting range</text:p>
        </text:list-item>
        <text:list-item>
          <text:p text:style-name="P8">plays piano and guitar</text:p>
        </text:list-item>
        <text:list-item>
          <text:p text:style-name="P8">carves to relax</text:p>
        </text:list-item>
        <text:list-item>
          <text:p text:style-name="P8">neither punctual nor tardy</text:p>
        </text:list-item>
        <text:list-item>
          <text:p text:style-name="P8">smells and tests for before eating</text:p>
        </text:list-item>
        <text:list-item>
          <text:p text:style-name="P8">always carries a pocket knife</text:p>
        </text:list-item>
        <text:list-item>
          <text:p text:style-name="P8">glares at people instead of telling them to stop</text:p>
        </text:list-item>
      </text:list>
      <text:h text:style-name="Heading_20_3" text:outline-level="3">Life-Attitude, relation to others, general outlook</text:h>
      <text:list xml:id="list173535428260893" text:continue-numbering="true" text:style-name="List_20_1">
        <text:list-item>
          <text:p text:style-name="P7">never married</text:p>
        </text:list-item>
        <text:list-item>
          <text:p text:style-name="P7">loner, though doesn’t mind occasional compan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7:24:22.773894541</meta:creation-date>
    <dc:date>2023-05-06T17:35:33.041203672</dc:date>
    <meta:editing-duration>PT9M33S</meta:editing-duration>
    <meta:editing-cycles>3</meta:editing-cycles>
    <meta:generator>LibreOffice/7.5.2.2$Linux_X86_64 LibreOffice_project/50$Build-2</meta:generator>
    <meta:document-statistic meta:table-count="1" meta:image-count="0" meta:object-count="0" meta:page-count="2" meta:paragraph-count="52" meta:word-count="222" meta:character-count="1265" meta:non-whitespace-character-count="1130"/>
  </office:meta>
</office:document-meta>
</file>